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932a" officeooo:paragraph-rsid="001293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7:32:10.770547420</meta:creation-date>
    <dc:date>2015-10-13T17:32:36.569095002</dc:date>
    <meta:editing-duration>PT2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